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yas.setSub( String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yas.set_Class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yas.Say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yas.Sayas( String c , String the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yas.setPhon( String ph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